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stem-ui" svg:font-family="system-ui, apple-system, BlinkMacSystemFont, 'Segoe UI', Roboto, Ubuntu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echnologies_5f_web" style:display-name="Technologies_web" style:family="table">
      <style:table-properties style:width="17cm" table:align="margins"/>
    </style:style>
    <style:style style:name="Technologies_5f_web.A" style:display-name="Technologies_web.A" style:family="table-column">
      <style:table-column-properties style:column-width="8.5cm" style:rel-column-width="32767*"/>
    </style:style>
    <style:style style:name="Technologies_5f_web.B" style:display-name="Technologies_web.B" style:family="table-column">
      <style:table-column-properties style:column-width="8.5cm" style:rel-column-width="32768*"/>
    </style:style>
    <style:style style:name="Technologies_5f_web.A1" style:display-name="Technologies_web.A1" style:family="table-cell">
      <style:table-cell-properties fo:padding="0.097cm" fo:border-left="0.05pt solid #000000" fo:border-right="none" fo:border-top="0.05pt solid #000000" fo:border-bottom="0.05pt solid #000000"/>
    </style:style>
    <style:style style:name="Technologies_5f_web.B1" style:display-name="Technologies_web.B1" style:family="table-cell">
      <style:table-cell-properties fo:padding="0.097cm" fo:border="0.05pt solid #000000"/>
    </style:style>
    <style:style style:name="Technologies_5f_web.A2" style:display-name="Technologies_web.A2" style:family="table-cell">
      <style:table-cell-properties fo:padding="0.097cm" fo:border-left="0.05pt solid #000000" fo:border-right="none" fo:border-top="none" fo:border-bottom="0.05pt solid #000000"/>
    </style:style>
    <style:style style:name="Technologies_5f_web.B2" style:display-name="Technologies_web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C" style:family="table-column">
      <style:table-column-properties style:column-width="3.401cm" style:rel-column-width="13108*"/>
    </style:style>
    <style:style style:name="Tableau1.E" style:family="table-column">
      <style:table-column-properties style:column-width="3.399cm" style:rel-column-width="131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25fb" officeooo:paragraph-rsid="001c25fb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1c25fb" officeooo:paragraph-rsid="001c25fb" style:font-size-asian="16pt" style:font-weight-asian="bold" style:font-size-complex="16pt" style:font-weight-complex="bold"/>
    </style:style>
    <style:style style:name="P3" style:family="paragraph" style:parent-style-name="Table_20_Contents">
      <style:text-properties officeooo:rsid="002111c3" officeooo:paragraph-rsid="002111c3"/>
    </style:style>
    <style:style style:name="P4" style:family="paragraph" style:parent-style-name="Table_20_Contents">
      <style:text-properties officeooo:rsid="00268c69" officeooo:paragraph-rsid="00268c69"/>
    </style:style>
    <style:style style:name="P5" style:family="paragraph" style:parent-style-name="Table_20_Contents">
      <style:text-properties officeooo:rsid="00295fcb" officeooo:paragraph-rsid="00295fcb"/>
    </style:style>
    <style:style style:name="P6" style:family="paragraph" style:parent-style-name="Table_20_Contents">
      <style:text-properties officeooo:rsid="002b18d7" officeooo:paragraph-rsid="002b18d7"/>
    </style:style>
    <style:style style:name="P7" style:family="paragraph" style:parent-style-name="Table_20_Contents">
      <style:text-properties officeooo:rsid="003797cd" officeooo:paragraph-rsid="003797cd"/>
    </style:style>
    <style:style style:name="P8" style:family="paragraph" style:parent-style-name="Standard">
      <style:text-properties officeooo:paragraph-rsid="003c262c"/>
    </style:style>
    <style:style style:name="P9" style:family="paragraph" style:parent-style-name="Standard">
      <style:text-properties officeooo:paragraph-rsid="003c262c"/>
    </style:style>
    <style:style style:name="P10" style:family="paragraph" style:parent-style-name="Standard">
      <style:text-properties officeooo:paragraph-rsid="004174dd"/>
    </style:style>
    <style:style style:name="P11" style:family="paragraph" style:parent-style-name="Standard">
      <style:text-properties officeooo:rsid="0042d88f" officeooo:paragraph-rsid="0042d88f"/>
    </style:style>
    <style:style style:name="P12" style:family="paragraph" style:parent-style-name="Standard">
      <style:text-properties officeooo:paragraph-rsid="0042d88f"/>
    </style:style>
    <style:style style:name="P13" style:family="paragraph" style:parent-style-name="Standard">
      <style:text-properties officeooo:paragraph-rsid="0043e29c"/>
    </style:style>
    <style:style style:name="P14" style:family="paragraph" style:parent-style-name="Standard">
      <style:text-properties officeooo:paragraph-rsid="0045935b"/>
    </style:style>
    <style:style style:name="P15" style:family="paragraph" style:parent-style-name="Standard">
      <style:text-properties officeooo:paragraph-rsid="0046d73f"/>
    </style:style>
    <style:style style:name="P16" style:family="paragraph" style:parent-style-name="Standard">
      <style:paragraph-properties style:writing-mode="lr-tb"/>
      <style:text-properties officeooo:paragraph-rsid="004174dd"/>
    </style:style>
    <style:style style:name="P17" style:family="paragraph" style:parent-style-name="Standard">
      <style:paragraph-properties style:writing-mode="lr-tb"/>
      <style:text-properties fo:font-size="10pt" officeooo:paragraph-rsid="004174dd" style:font-size-asian="8.75pt" style:font-size-complex="10pt"/>
    </style:style>
    <style:style style:name="P18" style:family="paragraph" style:parent-style-name="Standard">
      <style:paragraph-properties style:writing-mode="lr-tb"/>
      <style:text-properties officeooo:rsid="0042d88f" officeooo:paragraph-rsid="0042d88f"/>
    </style:style>
    <style:style style:name="P19" style:family="paragraph" style:parent-style-name="Standard">
      <style:paragraph-properties style:writing-mode="lr-tb"/>
      <style:text-properties officeooo:paragraph-rsid="0042d88f"/>
    </style:style>
    <style:style style:name="P20" style:family="paragraph" style:parent-style-name="Standard">
      <style:paragraph-properties style:writing-mode="lr-tb"/>
      <style:text-properties officeooo:paragraph-rsid="0045935b"/>
    </style:style>
    <style:style style:name="P21" style:family="paragraph" style:parent-style-name="Standard">
      <style:paragraph-properties style:writing-mode="lr-tb"/>
      <style:text-properties officeooo:paragraph-rsid="0046d73f"/>
    </style:style>
    <style:style style:name="P22" style:family="paragraph" style:parent-style-name="Table_20_Contents">
      <style:text-properties officeooo:rsid="004174dd" officeooo:paragraph-rsid="004174dd"/>
    </style:style>
    <style:style style:name="T1" style:family="text">
      <style:text-properties officeooo:rsid="002111c3"/>
    </style:style>
    <style:style style:name="T2" style:family="text">
      <style:text-properties officeooo:rsid="00278ed9"/>
    </style:style>
    <style:style style:name="T3" style:family="text">
      <style:text-properties officeooo:rsid="003c262c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chnologies_web" table:style-name="Technologies_5f_web">
        <table:table-column table:style-name="Technologies_5f_web.A"/>
        <table:table-column table:style-name="Technologies_5f_web.B"/>
        <table:table-row>
          <table:table-cell table:style-name="Technologies_5f_web.A1" office:value-type="string">
            <text:p text:style-name="P2">Technologies</text:p>
          </table:table-cell>
          <table:table-cell table:style-name="Technologies_5f_web.B1" office:value-type="string">
            <text:p text:style-name="P2">Veilles mise en places</text:p>
          </table:table-cell>
        </table:table-row>
        <table:table-row>
          <table:table-cell table:style-name="Technologies_5f_web.A2" office:value-type="string">
            <text:p text:style-name="P4">Actualité numérique, tech/info</text:p>
          </table:table-cell>
          <table:table-cell table:style-name="Technologies_5f_web.B2" office:value-type="string">
            <text:p text:style-name="Table_20_Contents"><text:a xlink:type="simple" xlink:href="https://www.zdnet.fr/" text:style-name="Internet_20_link" text:visited-style-name="Visited_20_Internet_20_Link">https://www.zdnet.fr/</text:a>; <text:a xlink:type="simple" xlink:href="https://www.lesnumeriques.com/actualites" text:style-name="Internet_20_link" text:visited-style-name="Visited_20_Internet_20_Link">https://www.lesnumeriques.com/actualites</text:a>;</text:p>
            <text:p text:style-name="Table_20_Contents"><text:a xlink:type="simple" xlink:href="https://www.usine-digitale.fr/numerique/" text:style-name="Internet_20_link" text:visited-style-name="Visited_20_Internet_20_Link">https://www.usine-digitale.fr/numerique/</text:a>;</text:p>
            <text:p text:style-name="Table_20_Contents"><text:a xlink:type="simple" xlink:href="https://www.programmez.com/" text:style-name="Internet_20_link" text:visited-style-name="Visited_20_Internet_20_Link">https://www.programmez.com/</text:a></text:p>
          </table:table-cell>
        </table:table-row>
        <table:table-row>
          <table:table-cell table:style-name="Technologies_5f_web.A2" office:value-type="string">
            <text:p text:style-name="P1"><text:span text:style-name="T3">Evolution </text:span>des langages utilisé<text:span text:style-name="T1">s</text:span> en entreprise</text:p>
          </table:table-cell>
          <table:table-cell table:style-name="Technologies_5f_web.B2" office:value-type="string">
            <text:p text:style-name="Table_20_Contents"><text:a xlink:type="simple" xlink:href="https://www.lemondeinformatique.fr/" text:style-name="Internet_20_link" text:visited-style-name="Visited_20_Internet_20_Link">https://www.lemondeinformatique.fr</text:a>; <text:a xlink:type="simple" xlink:href="https://www.developpez.com/" text:style-name="Internet_20_link" text:visited-style-name="Visited_20_Internet_20_Link">https://www.developpez.com/</text:a>; </text:p>
          </table:table-cell>
        </table:table-row>
        <table:table-row>
          <table:table-cell table:style-name="Technologies_5f_web.A2" office:value-type="string">
            <text:p text:style-name="P1">Langage Python</text:p>
          </table:table-cell>
          <table:table-cell table:style-name="Technologies_5f_web.B2" office:value-type="string">
            <text:p text:style-name="Table_20_Contents"><text:a xlink:type="simple" xlink:href="https://python.developpez.com/" text:style-name="Internet_20_link" text:visited-style-name="Visited_20_Internet_20_Link">https://python.developpez.com/</text:a>; <text:a xlink:type="simple" xlink:href="https://www.reddit.com/r/Python/" text:style-name="Internet_20_link" text:visited-style-name="Visited_20_Internet_20_Link">https://www.reddit.com/r/Python/</text:a>; <text:a xlink:type="simple" xlink:href="https://www.python.org/blogs/" text:style-name="Internet_20_link" text:visited-style-name="Visited_20_Internet_20_Link">https://www.python.org/blogs/</text:a>;</text:p>
            <text:p text:style-name="Table_20_Contents"><text:a xlink:type="simple" xlink:href="https://coreyms.com/" text:style-name="Internet_20_link" text:visited-style-name="Visited_20_Internet_20_Link">https://coreyms.com/</text:a>;</text:p>
            <text:p text:style-name="Table_20_Contents"><text:a xlink:type="simple" xlink:href="https://realpython.com/" text:style-name="Internet_20_link" text:visited-style-name="Visited_20_Internet_20_Link">https://realpython.com</text:a>;</text:p>
          </table:table-cell>
        </table:table-row>
        <table:table-row>
          <table:table-cell table:style-name="Technologies_5f_web.A2" office:value-type="string">
            <text:p text:style-name="P5">Django</text:p>
          </table:table-cell>
          <table:table-cell table:style-name="Technologies_5f_web.B2" office:value-type="string">
            <text:p text:style-name="Table_20_Contents"><text:a xlink:type="simple" xlink:href="https://www.djangoproject.com/weblog/" text:style-name="Internet_20_link" text:visited-style-name="Visited_20_Internet_20_Link">https://www.djangoproject.com/weblog/</text:a></text:p>
          </table:table-cell>
        </table:table-row>
        <table:table-row>
          <table:table-cell table:style-name="Technologies_5f_web.A2" office:value-type="string">
            <text:p text:style-name="P1">Langage JavaScript</text:p>
          </table:table-cell>
          <table:table-cell table:style-name="Technologies_5f_web.B2" office:value-type="string">
            <text:p text:style-name="Table_20_Contents"><text:a xlink:type="simple" xlink:href="https://javascript.developpez.com/" text:style-name="Internet_20_link" text:visited-style-name="Visited_20_Internet_20_Link">https://javascript.developpez.com/</text:a>;</text:p>
            <text:p text:style-name="Table_20_Contents"><text:a xlink:type="simple" xlink:href="https://www.silicon.fr/tag/javascript" text:style-name="Internet_20_link" text:visited-style-name="Visited_20_Internet_20_Link">https://www.silicon.fr/tag/javascript</text:a>;</text:p>
            <text:p text:style-name="Table_20_Contents"><text:a xlink:type="simple" xlink:href="https://news.humancoders.com/t/javascript" text:style-name="Internet_20_link" text:visited-style-name="Visited_20_Internet_20_Link">https://news.humancoders.com/t/javascript</text:a>;</text:p>
          </table:table-cell>
        </table:table-row>
        <table:table-row>
          <table:table-cell table:style-name="Technologies_5f_web.A2" office:value-type="string">
            <text:p text:style-name="P6">VueJS</text:p>
          </table:table-cell>
          <table:table-cell table:style-name="Technologies_5f_web.B2" office:value-type="string">
            <text:p text:style-name="Table_20_Contents"><text:a xlink:type="simple" xlink:href="https://news.vuejs.org/" text:style-name="Internet_20_link" text:visited-style-name="Visited_20_Internet_20_Link">https://news.vuejs.org/</text:a></text:p>
          </table:table-cell>
        </table:table-row>
        <table:table-row>
          <table:table-cell table:style-name="Technologies_5f_web.A2" office:value-type="string">
            <text:p text:style-name="P3">Pratique <text:span text:style-name="T2">Front-end/</text:span>CSS actuels</text:p>
          </table:table-cell>
          <table:table-cell table:style-name="Technologies_5f_web.B2" office:value-type="string">
            <text:p text:style-name="Table_20_Contents"><text:a xlink:type="simple" xlink:href="https://www.alsacreations.com/" text:style-name="Internet_20_link" text:visited-style-name="Visited_20_Internet_20_Link">https://www.alsacreations.com/</text:a>;</text:p>
            <text:p text:style-name="Table_20_Contents"><text:a xlink:type="simple" xlink:href="https://www.webdesignweb.fr/" text:style-name="Internet_20_link" text:visited-style-name="Visited_20_Internet_20_Link">https://www.webdesignweb.fr/</text:a>;</text:p>
            <text:p text:style-name="Table_20_Contents"><text:a xlink:type="simple" xlink:href="https://css.developpez.com/" text:style-name="Internet_20_link" text:visited-style-name="Visited_20_Internet_20_Link">https://css.developpez.com/</text:a></text:p>
          </table:table-cell>
        </table:table-row>
        <table:table-row>
          <table:table-cell table:style-name="Technologies_5f_web.A2" office:value-type="string">
            <text:p text:style-name="P7">SQL</text:p>
          </table:table-cell>
          <table:table-cell table:style-name="Technologies_5f_web.B2" office:value-type="string">
            <text:p text:style-name="Table_20_Contents"><text:s/><text:a xlink:type="simple" xlink:href="https://www.programmez.com/actualites/sql" text:style-name="Internet_20_link" text:visited-style-name="Visited_20_Internet_20_Link">https://www.programmez.com/actualites/sql</text:a></text:p>
          </table:table-cell>
        </table:table-row>
      </table:table>
      <text:p text:style-name="Standard"/>
      <text:p text:style-name="Standard"/>
      <text:p text:style-name="Standard"/>
      <text:p text:style-name="P8"><text:a xlink:type="simple" xlink:href="https://twitter.com/frontenddevjob" text:style-name="Internet_20_link" text:visited-style-name="Visited_20_Internet_20_Link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3">Mon fil Twitter : <text:s/></text:span><text:a xlink:type="simple" xlink:href="https://twitter.com/estivalthomas/following" text:style-name="Internet_20_link" text:visited-style-name="Visited_20_Internet_20_Link">https://twitter.com/estivalthomas/following</text:a></text:p>
      <text:p text:style-name="P10"/>
      <text:p text:style-name="P8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22">Python</text:p>
          </table:table-cell>
          <table:table-cell table:style-name="Tableau1.A1" office:value-type="string">
            <text:p text:style-name="P22">Javascript/Front-end</text:p>
          </table:table-cell>
          <table:table-cell table:style-name="Tableau1.A1" office:value-type="string">
            <text:p text:style-name="P22">Framework JS</text:p>
          </table:table-cell>
          <table:table-cell table:style-name="Tableau1.A1" office:value-type="string">
            <text:p text:style-name="P22">Programmation général</text:p>
          </table:table-cell>
          <table:table-cell table:style-name="Tableau1.E1" office:value-type="string">
            <text:p text:style-name="P11">Technologie/ informatique</text:p>
          </table:table-cell>
        </table:table-row>
        <table:table-row>
          <table:table-cell table:style-name="Tableau1.A2" office:value-type="string">
            <text:p text:style-name="P10"><text:a xlink:type="simple" xlink:href="https://twitter.com/asso_python_fr" text:style-name="Internet_20_link" text:visited-style-name="Visited_20_Internet_20_Link"><text:span text:style-name="T4">Association Francophone Python</text:span></text:a></text:p>
            <text:p text:style-name="P16"><text:a xlink:type="simple" xlink:href="https://twitter.com/asso_python_fr" text:style-name="Internet_20_link" text:visited-style-name="Visited_20_Internet_20_Link"><text:span text:style-name="T4">@asso_python_fr</text:span></text:a></text:p>
          </table:table-cell>
          <table:table-cell table:style-name="Tableau1.A2" office:value-type="string">
            <text:p text:style-name="P10"><text:a xlink:type="simple" xlink:href="https://twitter.com/javascript_fan" text:style-name="Internet_20_link" text:visited-style-name="Visited_20_Internet_20_Link">JavaScript FAN</text:a></text:p>
            <text:p text:style-name="P16"><text:a xlink:type="simple" xlink:href="https://twitter.com/javascript_fan" text:style-name="Internet_20_link" text:visited-style-name="Visited_20_Internet_20_Link">@javascript_fan</text:a></text:p>
          </table:table-cell>
          <table:table-cell table:style-name="Tableau1.A2" office:value-type="string">
            <text:p text:style-name="P10"><text:a xlink:type="simple" xlink:href="https://twitter.com/vuejs" text:style-name="Internet_20_link" text:visited-style-name="Visited_20_Internet_20_Link">Vue.js</text:a></text:p>
            <text:p text:style-name="P16"><text:a xlink:type="simple" xlink:href="https://twitter.com/vuejs" text:style-name="Internet_20_link" text:visited-style-name="Visited_20_Internet_20_Link">@vuejs</text:a></text:p>
          </table:table-cell>
          <table:table-cell table:style-name="Tableau1.A2" office:value-type="string">
            <text:p text:style-name="P10"><text:a xlink:type="simple" xlink:href="https://twitter.com/Developpez" text:style-name="Internet_20_link" text:visited-style-name="Visited_20_Internet_20_Link">Developpez.com</text:a></text:p>
            <text:p text:style-name="P16"><text:a xlink:type="simple" xlink:href="https://twitter.com/Developpez" text:style-name="Internet_20_link" text:visited-style-name="Visited_20_Internet_20_Link">@Developpez</text:a></text:p>
          </table:table-cell>
          <table:table-cell table:style-name="Tableau1.E2" office:value-type="string">
            <text:p text:style-name="P12"><text:a xlink:type="simple" xlink:href="https://twitter.com/pressecitron" text:style-name="Internet_20_link" text:visited-style-name="Visited_20_Internet_20_Link">Presse-citron</text:a></text:p>
            <text:p text:style-name="P18"><text:a xlink:type="simple" xlink:href="https://twitter.com/pressecitron" text:style-name="Internet_20_link" text:visited-style-name="Visited_20_Internet_20_Link">@pressecitron</text:a></text:p>
          </table:table-cell>
        </table:table-row>
        <table:table-row>
          <table:table-cell table:style-name="Tableau1.A2" office:value-type="string">
            <text:p text:style-name="P10"><text:a xlink:type="simple" xlink:href="https://twitter.com/ThePSF" text:style-name="Internet_20_link" text:visited-style-name="Visited_20_Internet_20_Link"><text:span text:style-name="T4">Python Software</text:span></text:a></text:p>
            <text:p text:style-name="P16"><text:a xlink:type="simple" xlink:href="https://twitter.com/ThePSF" text:style-name="Internet_20_link" text:visited-style-name="Visited_20_Internet_20_Link"><text:span text:style-name="T4">@ThePSF</text:span></text:a></text:p>
          </table:table-cell>
          <table:table-cell table:style-name="Tableau1.A2" office:value-type="string">
            <text:p text:style-name="P10"><text:a xlink:type="simple" xlink:href="https://twitter.com/javascriptX" text:style-name="Internet_20_link" text:visited-style-name="Visited_20_Internet_20_Link">JavaScript Planet</text:a></text:p>
            <text:p text:style-name="P16"><text:a xlink:type="simple" xlink:href="https://twitter.com/javascriptX" text:style-name="Internet_20_link" text:visited-style-name="Visited_20_Internet_20_Link">@javascriptX</text:a></text:p>
          </table:table-cell>
          <table:table-cell table:style-name="Tableau1.A2" office:value-type="string">
            <text:p text:style-name="P10"><text:a xlink:type="simple" xlink:href="https://twitter.com/jeresig" text:style-name="Internet_20_link" text:visited-style-name="Visited_20_Internet_20_Link">John Resig</text:a></text:p>
            <text:p text:style-name="P16"><text:a xlink:type="simple" xlink:href="https://twitter.com/jeresig" text:style-name="Internet_20_link" text:visited-style-name="Visited_20_Internet_20_Link">@jeresig</text:a></text:p>
          </table:table-cell>
          <table:table-cell table:style-name="Tableau1.A2" office:value-type="string">
            <text:p text:style-name="P10"><text:a xlink:type="simple" xlink:href="https://twitter.com/humancoders" text:style-name="Internet_20_link" text:visited-style-name="Visited_20_Internet_20_Link">Human Coders</text:a></text:p>
            <text:p text:style-name="P16"><text:a xlink:type="simple" xlink:href="https://twitter.com/humancoders" text:style-name="Internet_20_link" text:visited-style-name="Visited_20_Internet_20_Link">@humancoders</text:a></text:p>
          </table:table-cell>
          <table:table-cell table:style-name="Tableau1.E2" office:value-type="string">
            <text:p text:style-name="P12"><text:a xlink:type="simple" xlink:href="https://twitter.com/JDNebusiness" text:style-name="Internet_20_link" text:visited-style-name="Visited_20_Internet_20_Link">Journal du Net</text:a></text:p>
            <text:p text:style-name="P19"><text:a xlink:type="simple" xlink:href="https://twitter.com/JDNebusiness" text:style-name="Internet_20_link" text:visited-style-name="Visited_20_Internet_20_Link">@JDNebusiness</text:a></text:p>
          </table:table-cell>
        </table:table-row>
        <table:table-row>
          <table:table-cell table:style-name="Tableau1.A2" office:value-type="string">
            <text:p text:style-name="P10"><text:a xlink:type="simple" xlink:href="https://twitter.com/montypython" text:style-name="Internet_20_link" text:visited-style-name="Visited_20_Internet_20_Link">Monty Python</text:a></text:p>
            <text:p text:style-name="P17"><text:a xlink:type="simple" xlink:href="https://twitter.com/montypython" text:style-name="Internet_20_link" text:visited-style-name="Visited_20_Internet_20_Link">@montypython</text:a></text:p>
          </table:table-cell>
          <table:table-cell table:style-name="Tableau1.A2" office:value-type="string">
            <text:p text:style-name="P10"><text:a xlink:type="simple" xlink:href="https://twitter.com/meyerweb" text:style-name="Internet_20_link" text:visited-style-name="Visited_20_Internet_20_Link">Eric Meyer</text:a></text:p>
            <text:p text:style-name="P16"><text:a xlink:type="simple" xlink:href="https://twitter.com/meyerweb" text:style-name="Internet_20_link" text:visited-style-name="Visited_20_Internet_20_Link">@meyerweb</text:a></text:p>
          </table:table-cell>
          <table:table-cell table:style-name="Tableau1.A2" office:value-type="string">
            <text:p text:style-name="P14"><text:a xlink:type="simple" xlink:href="https://twitter.com/vuejsdevelopers" text:style-name="Internet_20_link" text:visited-style-name="Visited_20_Internet_20_Link">Vue.js Developers</text:a></text:p>
            <text:p text:style-name="P20"><text:a xlink:type="simple" xlink:href="https://twitter.com/vuejsdevelopers" text:style-name="Internet_20_link" text:visited-style-name="Visited_20_Internet_20_Link">@vuejsdevelope</text:a><text:a xlink:type="simple" xlink:href="https://twitter.com/vuejsdevelopers" text:style-name="Internet_20_link" text:visited-style-name="Visited_20_Internet_20_Link">rs</text:a></text:p>
          </table:table-cell>
          <table:table-cell table:style-name="Tableau1.A2" office:value-type="string">
            <text:p text:style-name="P14"><text:a xlink:type="simple" xlink:href="https://twitter.com/ginatrapani" text:style-name="Internet_20_link" text:visited-style-name="Visited_20_Internet_20_Link">Gina Trapani </text:a></text:p>
            <text:p text:style-name="P20"><text:a xlink:type="simple" xlink:href="https://twitter.com/ginatrapani" text:style-name="Internet_20_link" text:visited-style-name="Visited_20_Internet_20_Link">@ginatrapani</text:a></text:p>
          </table:table-cell>
          <table:table-cell table:style-name="Tableau1.E2" office:value-type="string">
            <text:p text:style-name="P12"><text:a xlink:type="simple" xlink:href="https://twitter.com/timoreilly" text:style-name="Internet_20_link" text:visited-style-name="Visited_20_Internet_20_Link">Tim O'Reilly</text:a></text:p>
            <text:p text:style-name="P19"><text:a xlink:type="simple" xlink:href="https://twitter.com/timoreilly" text:style-name="Internet_20_link" text:visited-style-name="Visited_20_Internet_20_Link">@timoreilly</text:a></text:p>
          </table:table-cell>
        </table:table-row>
        <table:table-row>
          <table:table-cell table:style-name="Tableau1.A2" office:value-type="string">
            <text:p text:style-name="P10"><text:a xlink:type="simple" xlink:href="https://twitter.com/gvanrossum" text:style-name="Internet_20_link" text:visited-style-name="Visited_20_Internet_20_Link">Guido van Rossum</text:a></text:p>
            <text:p text:style-name="P17"><text:a xlink:type="simple" xlink:href="https://twitter.com/gvanrossum" text:style-name="Internet_20_link" text:visited-style-name="Visited_20_Internet_20_Link">@gvanrossum</text:a></text:p>
          </table:table-cell>
          <table:table-cell table:style-name="Tableau1.A2" office:value-type="string">
            <text:p text:style-name="P14"><text:a xlink:type="simple" xlink:href="https://twitter.com/getbootstrap" text:style-name="Internet_20_link" text:visited-style-name="Visited_20_Internet_20_Link">Bootstrap</text:a></text:p>
            <text:p text:style-name="P20"><text:a xlink:type="simple" xlink:href="https://twitter.com/getbootstrap" text:style-name="Internet_20_link" text:visited-style-name="Visited_20_Internet_20_Link">@getbootstrap</text:a></text:p>
          </table:table-cell>
          <table:table-cell table:style-name="Tableau1.A2" office:value-type="string">
            <text:p text:style-name="P14"><text:a xlink:type="simple" xlink:href="https://twitter.com/youyuxi" text:style-name="Internet_20_link" text:visited-style-name="Visited_20_Internet_20_Link">Evan You</text:a></text:p>
            <text:p text:style-name="P20"><text:a xlink:type="simple" xlink:href="https://twitter.com/youyuxi" text:style-name="Internet_20_link" text:visited-style-name="Visited_20_Internet_20_Link">@youyuxi</text:a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5"><text:a xlink:type="simple" xlink:href="https://twitter.com/anildash" text:style-name="Internet_20_link" text:visited-style-name="Visited_20_Internet_20_Link">Anil Dash</text:a></text:p>
            <text:p text:style-name="P21"><text:a xlink:type="simple" xlink:href="https://twitter.com/anildash" text:style-name="Internet_20_link" text:visited-style-name="Visited_20_Internet_20_Link">@anildash</text:a></text:p>
          </table:table-cell>
        </table:table-row>
        <table:table-row>
          <table:table-cell table:style-name="Tableau1.A2" office:value-type="string">
            <text:p text:style-name="P10"><text:a xlink:type="simple" xlink:href="https://twitter.com/djangoproject" text:style-name="Internet_20_link" text:visited-style-name="Visited_20_Internet_20_Link">Django</text:a></text:p>
            <text:p text:style-name="P16"><text:a xlink:type="simple" xlink:href="https://twitter.com/djangoproject" text:style-name="Internet_20_link" text:visited-style-name="Visited_20_Internet_20_Link">@djangoproject</text:a></text:p>
          </table:table-cell>
          <table:table-cell table:style-name="Tableau1.A2" office:value-type="string">
            <text:p text:style-name="P14"><text:a xlink:type="simple" xlink:href="https://twitter.com/frontenddevjob" text:style-name="Internet_20_link" text:visited-style-name="Visited_20_Internet_20_Link">Front-End Dev Jobs</text:a></text:p>
            <text:p text:style-name="P20"><text:a xlink:type="simple" xlink:href="https://twitter.com/frontenddevjob" text:style-name="Internet_20_link" text:visited-style-name="Visited_20_Internet_20_Link">@frontenddevjo</text:a><text:a xlink:type="simple" xlink:href="https://twitter.com/frontenddevjob" text:style-name="Internet_20_link" text:visited-style-name="Visited_20_Internet_20_Link">b</text:a>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5"><text:a xlink:type="simple" xlink:href="https://twitter.com/polotek" text:style-name="Internet_20_link" text:visited-style-name="Visited_20_Internet_20_Link">Marco Rogers</text:a></text:p>
            <text:p text:style-name="P21"><text:a xlink:type="simple" xlink:href="https://twitter.com/polotek" text:style-name="Internet_20_link" text:visited-style-name="Visited_20_Internet_20_Link">@polotek</text:a></text:p>
          </table:table-cell>
        </table:table-row>
        <table:table-row>
          <table:table-cell table:style-name="Tableau1.A2" office:value-type="string">
            <text:p text:style-name="P10"><text:a xlink:type="simple" xlink:href="https://twitter.com/realpython" text:style-name="Internet_20_link" text:visited-style-name="Visited_20_Internet_20_Link">Real Python</text:a></text:p>
            <text:p text:style-name="P16"><text:a xlink:type="simple" xlink:href="https://twitter.com/realpython" text:style-name="Internet_20_link" text:visited-style-name="Visited_20_Internet_20_Link">@realpython</text:a></text:p>
          </table:table-cell>
          <table:table-cell table:style-name="Tableau1.A2" office:value-type="string">
            <text:p text:style-name="P14"><text:a xlink:type="simple" xlink:href="https://twitter.com/meyerweb" text:style-name="Internet_20_link" text:visited-style-name="Visited_20_Internet_20_Link">Eric Meyer</text:a></text:p>
            <text:p text:style-name="P20"><text:a xlink:type="simple" xlink:href="https://twitter.com/meyerweb" text:style-name="Internet_20_link" text:visited-style-name="Visited_20_Internet_20_Link">@meyerweb</text:a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<text:a xlink:type="simple" xlink:href="https://twitter.com/mitsuhiko" text:style-name="Internet_20_link" text:visited-style-name="Visited_20_Internet_20_Link">Armin Ronacher</text:a></text:p>
            <text:p text:style-name="P16"><text:a xlink:type="simple" xlink:href="https://twitter.com/mitsuhiko" text:style-name="Internet_20_link" text:visited-style-name="Visited_20_Internet_20_Link">@mitsuhiko</text:a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<text:a xlink:type="simple" xlink:href="https://twitter.com/CoreyMSchafer" text:style-name="Internet_20_link" text:visited-style-name="Visited_20_Internet_20_Link">Corey Schafer</text:a></text:p>
            <text:p text:style-name="P16"><text:a xlink:type="simple" xlink:href="https://twitter.com/CoreyMSchafer" text:style-name="Internet_20_link" text:visited-style-name="Visited_20_Internet_20_Link">@CoreyMSchafer</text:a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<text:a xlink:type="simple" xlink:href="https://twitter.com/PythonHub" text:style-name="Internet_20_link" text:visited-style-name="Visited_20_Internet_20_Link">Python Hub</text:a></text:p>
            <text:p text:style-name="P19"><text:a xlink:type="simple" xlink:href="https://twitter.com/PythonHub" text:style-name="Internet_20_link" text:visited-style-name="Visited_20_Internet_20_Link">@PythonHub</text:a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<text:a xlink:type="simple" xlink:href="https://twitter.com/fullstackpython" text:style-name="Internet_20_link" text:visited-style-name="Visited_20_Internet_20_Link">Full Stack Python</text:a></text:p>
            <text:p text:style-name="P19"><text:a xlink:type="simple" xlink:href="https://twitter.com/fullstackpython" text:style-name="Internet_20_link" text:visited-style-name="Visited_20_Internet_20_Link">@fullstackpython</text:a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><text:a xlink:type="simple" xlink:href="https://twitter.com/ogrisel" text:style-name="Internet_20_link" text:visited-style-name="Visited_20_Internet_20_Link">Olivier Grisel</text:a></text:p>
            <text:p text:style-name="P20"><text:a xlink:type="simple" xlink:href="https://twitter.com/ogrisel" text:style-name="Internet_20_link" text:visited-style-name="Visited_20_Internet_20_Link">@ogrisel</text:a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><text:a xlink:type="simple" xlink:href="https://twitter.com/raymondh" text:style-name="Internet_20_link" text:visited-style-name="Visited_20_Internet_20_Link">Raymond Hettinger</text:a></text:p>
            <text:p text:style-name="P20"><text:a xlink:type="simple" xlink:href="https://twitter.com/raymondh" text:style-name="Internet_20_link" text:visited-style-name="Visited_20_Internet_20_Link">@raymondh</text:a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stem-ui" svg:font-family="system-ui, apple-system, BlinkMacSystemFont, 'Segoe UI', Roboto, Ubuntu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3:15:33.552705334</meta:creation-date>
    <dc:date>2019-09-11T16:24:47.717233857</dc:date>
    <meta:editing-duration>PT2H19M14S</meta:editing-duration>
    <meta:editing-cycles>34</meta:editing-cycles>
    <meta:generator>LibreOffice/5.1.6.2$Linux_X86_64 LibreOffice_project/10m0$Build-2</meta:generator>
    <meta:document-statistic meta:table-count="2" meta:image-count="0" meta:object-count="0" meta:page-count="2" meta:paragraph-count="92" meta:word-count="147" meta:character-count="1702" meta:non-whitespace-character-count="1643"/>
  </office:meta>
</office:document-meta>
</file>